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473cm"/>
      <style:paragraph-properties style:writing-mode="lr-tb"/>
    </style:style>
    <style:style style:name="pr2" style:family="presentation" style:parent-style-name="Standard-subtitle" style:list-style-name="L1">
      <style:graphic-properties draw:fill-color="#ffffff" draw:auto-grow-height="false" draw:fit-to-size="shrink-to-fit" style:shrink-to-fi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473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5.20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loext:graphic-properties draw:fill-color="#ffffff"/>
      <style:paragraph-properties fo:text-align="start" style:writing-mode="lr-tb"/>
      <style:text-properties fo:hyphenate="false" loext:hyphenation-no-caps="false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473cm" svg:x="1.4cm" svg:y="0.206cm" presentation:class="title">
          <draw:text-box>
            <text:p>Est-ce-que la cryptomonnaie est sûre ? (informatiquement)</text:p>
          </draw:text-box>
        </draw:frame>
        <draw:frame presentation:style-name="pr2" draw:text-style-name="P3" draw:layer="layout" svg:width="25.199cm" svg:height="9.134cm" svg:x="1.4cm" svg:y="4.985cm" presentation:class="subtitle" presentation:user-transformed="true">
          <draw:text-box>
            <text:p text:style-name="P2">Sujet NSI</text:p>
            <text:p text:style-name="P2">Thème Cryptomonnaie / argent (possibilités de raccrocher avec mon travail futur)</text:p>
            <text:p text:style-name="P2">Peut évoquer effondrements des crypto récentes</text:p>
            <text:p text:style-name="P2">Par informatiquement je veux dire si il y a des bugs ou si les serveurs sur lesquels sont notre argent sont sû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e futur de la robotique sera-t-il moral ?</text:p>
          </draw:text-box>
        </draw:frame>
        <draw:frame presentation:style-name="pr5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Sujet (NSI – HLP)</text:p>
              </text:list-item>
              <text:list-item>
                <text:p>Transhumanisme étudié en Philo et Littérature</text:p>
              </text:list-item>
              <text:list-item>
                <text:p>Thème robotique</text:p>
              </text:list-item>
              <text:list-item>
                <text:p>L’humain et ses limites</text:p>
              </text:list-item>
              <text:list-item>
                <text:p>Autre formulation de la question, « Est ce que l’humain du futur est moral ? »</text:p>
              </text:list-item>
              <text:list-item>
                <text:p>Futur de la robotique dans le sens du transhumanis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text-style-name="P1" draw:layer="layout" svg:width="25.199cm" svg:height="5.209cm" svg:x="1.4cm" svg:y="0.391cm" presentation:class="title" presentation:user-transformed="true">
          <draw:text-box>
            <text:p>Est-ce-qu’un jour internet dépassera les capacités de stockages d’aujourd’hui?</text:p>
          </draw:text-box>
        </draw:frame>
        <draw:frame presentation:style-name="pr5" draw:text-style-name="P1" draw:layer="layout" svg:width="25.199cm" svg:height="9.134cm" svg:x="1.4cm" svg:y="5.966cm" presentation:class="outline" presentation:user-transformed="true">
          <draw:text-box>
            <text:list text:style-name="L2">
              <text:list-item>
                <text:p>Thème « stockage ? » / internet</text:p>
              </text:list-item>
              <text:list-item>
                <text:p>Thème NS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46.160792234</meta:creation-date>
    <dc:date>2022-03-17T14:49:53.054506386</dc:date>
    <meta:editing-duration>PT34M20S</meta:editing-duration>
    <meta:editing-cycles>5</meta:editing-cycles>
    <meta:generator>LibreOffice/6.4.7.2$Linux_X86_64 LibreOffice_project/40$Build-2</meta:generator>
    <meta:document-statistic meta:object-count="33"/>
  </office:meta>
</office:document-meta>
</file>